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58" calcext:value-type="float">
            <text:p>258</text:p>
          </table:table-cell>
          <table:table-cell table:style-name="ce7" table:formula="of:=COUNTIF([.B7:.B454];&quot;X&quot;)" office:value-type="float" office:value="219" calcext:value-type="float">
            <text:p>219</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282" calcext:value-type="float">
            <text:p>28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9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7">00/00/0000</text:date>, <text:time style:data-style-name="N2" text:time-value="20:24:10.45229703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27T20:24:45.646209411</dc:date>
    <meta:editing-duration>PT11H8M35S</meta:editing-duration>
    <meta:editing-cycles>281</meta:editing-cycles>
    <meta:document-statistic meta:table-count="1" meta:cell-count="1535" meta:object-count="0"/>
  </office:meta>
</office:document-meta>
</file>